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Sans 3" svg:font-family="'Source Sans 3', sans-serif"/>
  </office:font-face-decls>
  <office:automatic-styles>
    <style:style style:name="P1" style:family="paragraph" style:parent-style-name="Preformatted_20_Text">
      <style:text-properties officeooo:paragraph-rsid="0041d807"/>
    </style:style>
    <style:style style:name="P2" style:family="paragraph" style:parent-style-name="Preformatted_20_Text">
      <style:paragraph-properties fo:margin-top="0in" fo:margin-bottom="0.1965in" style:contextual-spacing="false"/>
      <style:text-properties officeooo:paragraph-rsid="0041d807"/>
    </style:style>
    <style:style style:name="P3" style:family="paragraph" style:parent-style-name="Standard">
      <style:paragraph-properties fo:margin-top="0in" fo:margin-bottom="0.1965in" style:contextual-spacing="false"/>
      <style:text-properties officeooo:paragraph-rsid="0041d807"/>
    </style:style>
    <style:style style:name="P4" style:family="paragraph" style:parent-style-name="Text_20_body">
      <style:text-properties officeooo:paragraph-rsid="0041d807"/>
    </style:style>
    <style:style style:name="P5" style:family="paragraph" style:parent-style-name="Preformatted_20_Text">
      <style:paragraph-properties fo:margin-top="0in" fo:margin-bottom="0.1965in" style:contextual-spacing="false"/>
    </style:style>
    <style:style style:name="P6" style:family="paragraph" style:parent-style-name="Standard">
      <style:paragraph-properties fo:margin-top="0in" fo:margin-bottom="0.1965in" style:contextual-spacing="false"/>
    </style:style>
    <style:style style:name="P7" style:family="paragraph" style:parent-style-name="Standard">
      <style:text-properties officeooo:rsid="0004d8ce" officeooo:paragraph-rsid="0004d8ce"/>
    </style:style>
    <style:style style:name="P8" style:family="paragraph" style:parent-style-name="Standard">
      <style:text-properties officeooo:rsid="00089fa7" officeooo:paragraph-rsid="00110de7"/>
    </style:style>
    <style:style style:name="P9" style:family="paragraph" style:parent-style-name="Standard">
      <style:text-properties fo:font-style="italic" officeooo:rsid="0007db70" officeooo:paragraph-rsid="00110de7" style:font-style-asian="italic" style:font-style-complex="italic"/>
    </style:style>
    <style:style style:name="P10" style:family="paragraph" style:parent-style-name="Standard">
      <style:text-properties fo:font-style="italic" officeooo:rsid="002099ea" officeooo:paragraph-rsid="002099ea" style:font-style-asian="italic" style:font-style-complex="italic"/>
    </style:style>
    <style:style style:name="P11" style:family="paragraph" style:parent-style-name="Standard">
      <style:text-properties officeooo:rsid="001486e9" officeooo:paragraph-rsid="001486e9"/>
    </style:style>
    <style:style style:name="P12" style:family="paragraph" style:parent-style-name="Standard">
      <style:text-properties officeooo:rsid="001b5c18" officeooo:paragraph-rsid="001b5c18"/>
    </style:style>
    <style:style style:name="P13" style:family="paragraph" style:parent-style-name="Standard">
      <style:text-properties fo:font-style="normal" officeooo:rsid="0004d8ce" officeooo:paragraph-rsid="001486e9" style:font-style-asian="normal" style:font-style-complex="normal"/>
    </style:style>
    <style:style style:name="P14" style:family="paragraph" style:parent-style-name="Text_20_body">
      <style:text-properties fo:font-style="normal" officeooo:rsid="0004f541" officeooo:paragraph-rsid="004bba9b" style:font-style-asian="normal" style:font-style-complex="normal"/>
    </style:style>
    <style:style style:name="P15" style:family="paragraph" style:parent-style-name="Text_20_body">
      <style:text-properties fo:font-style="normal" officeooo:rsid="0004f541" officeooo:paragraph-rsid="00226cc5" style:font-style-asian="normal" style:font-style-complex="normal"/>
    </style:style>
    <style:style style:name="P16" style:family="paragraph" style:parent-style-name="Text_20_body">
      <style:text-properties fo:font-style="normal" officeooo:rsid="0004f541" officeooo:paragraph-rsid="004c2c6c" style:font-style-asian="normal" style:font-style-complex="normal"/>
    </style:style>
    <style:style style:name="P17" style:family="paragraph" style:parent-style-name="Text_20_body">
      <style:text-properties fo:font-style="normal" officeooo:rsid="0004f541" officeooo:paragraph-rsid="0052da43" style:font-style-asian="normal" style:font-style-complex="normal"/>
    </style:style>
    <style:style style:name="P18" style:family="paragraph" style:parent-style-name="Text_20_body">
      <style:text-properties fo:font-style="normal" officeooo:rsid="0004f541" officeooo:paragraph-rsid="00537997" style:font-style-asian="normal" style:font-style-complex="normal"/>
    </style:style>
    <style:style style:name="P19" style:family="paragraph" style:parent-style-name="Standard">
      <style:text-properties fo:font-style="normal" style:text-underline-style="none" officeooo:rsid="0007db70" officeooo:paragraph-rsid="00110de7" style:font-style-asian="normal" style:font-style-complex="normal"/>
    </style:style>
    <style:style style:name="P20" style:family="paragraph" style:parent-style-name="Standard">
      <style:text-properties fo:font-style="normal" style:text-underline-style="none" officeooo:rsid="001b5c18" officeooo:paragraph-rsid="001b5c18" style:font-style-asian="normal" style:font-style-complex="normal"/>
    </style:style>
    <style:style style:name="P21" style:family="paragraph" style:parent-style-name="Standard">
      <style:text-properties fo:font-style="normal" style:text-underline-style="none" officeooo:rsid="00089fa7" officeooo:paragraph-rsid="00110de7" style:font-style-asian="normal" style:font-style-complex="normal"/>
    </style:style>
    <style:style style:name="P22" style:family="paragraph" style:parent-style-name="Title">
      <style:text-properties officeooo:rsid="001d45d1" officeooo:paragraph-rsid="001d45d1"/>
    </style:style>
    <style:style style:name="P23" style:family="paragraph" style:parent-style-name="Preformatted_20_Text">
      <style:text-properties officeooo:paragraph-rsid="0046a0e1"/>
    </style:style>
    <style:style style:name="P24" style:family="paragraph" style:parent-style-name="Text_20_body">
      <style:text-properties officeooo:rsid="0058e325" officeooo:paragraph-rsid="0058e325"/>
    </style:style>
    <style:style style:name="P25" style:family="paragraph" style:parent-style-name="Text_20_body">
      <style:text-properties officeooo:paragraph-rsid="0020a5b8"/>
    </style:style>
    <style:style style:name="P26" style:family="paragraph" style:parent-style-name="Heading_20_1">
      <style:text-properties officeooo:paragraph-rsid="00214c06"/>
    </style:style>
    <style:style style:name="P27" style:family="paragraph" style:parent-style-name="Heading_20_1">
      <style:text-properties fo:font-style="normal" officeooo:paragraph-rsid="0004f541" style:font-style-asian="normal" style:font-style-complex="normal"/>
    </style:style>
    <style:style style:name="P28" style:family="paragraph" style:parent-style-name="Heading_20_1">
      <style:text-properties fo:font-style="normal" officeooo:rsid="0004f541" officeooo:paragraph-rsid="0004f541" style:font-style-asian="normal" style:font-style-complex="normal"/>
    </style:style>
    <style:style style:name="P29" style:family="paragraph" style:parent-style-name="Heading_20_1">
      <style:text-properties officeooo:rsid="00110de7" officeooo:paragraph-rsid="00110de7"/>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rsid="0058e325" officeooo:paragraph-rsid="0058e325"/>
    </style:style>
    <style:style style:name="P32" style:family="paragraph" style:parent-style-name="Heading_20_2">
      <style:text-properties officeooo:paragraph-rsid="00226cc5"/>
    </style:style>
    <style:style style:name="P33" style:family="paragraph" style:parent-style-name="Heading_20_2">
      <style:text-properties officeooo:paragraph-rsid="002376ec"/>
    </style:style>
    <style:style style:name="P34" style:family="paragraph" style:parent-style-name="Heading_20_2">
      <style:text-properties officeooo:paragraph-rsid="0023ac94"/>
    </style:style>
    <style:style style:name="P35" style:family="paragraph" style:parent-style-name="Heading_20_2">
      <style:text-properties officeooo:paragraph-rsid="002648c7"/>
    </style:style>
    <style:style style:name="P36" style:family="paragraph" style:parent-style-name="Heading_20_2">
      <style:text-properties officeooo:paragraph-rsid="00214c06"/>
    </style:style>
    <style:style style:name="P37" style:family="paragraph" style:parent-style-name="Heading_20_2" style:list-style-name=""/>
    <style:style style:name="P38" style:family="paragraph" style:parent-style-name="Heading_20_2">
      <style:paragraph-properties fo:break-before="page"/>
    </style:style>
    <style:style style:name="P39" style:family="paragraph" style:parent-style-name="Heading_20_2">
      <style:text-properties officeooo:paragraph-rsid="0041d807"/>
    </style:style>
    <style:style style:name="T1" style:family="text">
      <style:text-properties fo:font-style="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officeooo:rsid="0006d7e9" style:font-style-asian="normal" style:font-style-complex="normal"/>
    </style:style>
    <style:style style:name="T5" style:family="text">
      <style:text-properties fo:font-style="normal" officeooo:rsid="0007b9d5" style:font-style-asian="normal" style:font-style-complex="normal"/>
    </style:style>
    <style:style style:name="T6" style:family="text">
      <style:text-properties fo:font-style="normal" officeooo:rsid="0004d8ce"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1e01f8" style:font-style-asian="normal" style:font-style-complex="normal"/>
    </style:style>
    <style:style style:name="T10" style:family="text">
      <style:text-properties fo:font-style="normal" style:text-underline-style="none" officeooo:rsid="002829a1" style:font-style-asian="normal" style:font-style-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fo:font-weight="bold" officeooo:rsid="00296b9e" style:font-style-asian="normal" style:font-weight-asian="bold" style:font-style-complex="normal" style:font-weight-complex="bold"/>
    </style:style>
    <style:style style:name="T13" style:family="text">
      <style:text-properties officeooo:rsid="00062469"/>
    </style:style>
    <style:style style:name="T14" style:family="text">
      <style:text-properties fo:font-weight="normal" officeooo:rsid="0004f541" style:font-weight-asian="normal" style:font-weight-complex="normal"/>
    </style:style>
    <style:style style:name="T15" style:family="text">
      <style:text-properties officeooo:rsid="0006d7e9"/>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fo:color="#000000" loext:opacity="100%" fo:font-style="normal" officeooo:rsid="0004f541" style:font-style-asian="normal" style:font-style-complex="normal"/>
    </style:style>
    <style:style style:name="T19" style:family="text">
      <style:text-properties fo:color="#000000" loext:opacity="100%" fo:font-style="normal" officeooo:rsid="00214c06" style:font-style-asian="normal" style:font-style-complex="normal"/>
    </style:style>
    <style:style style:name="T20" style:family="text">
      <style:text-properties officeooo:rsid="000f62a7"/>
    </style:style>
    <style:style style:name="T21" style:family="text">
      <style:text-properties officeooo:rsid="00130294"/>
    </style:style>
    <style:style style:name="T22" style:family="text">
      <style:text-properties officeooo:rsid="001f2d5e"/>
    </style:style>
    <style:style style:name="T23" style:family="text">
      <style:text-properties officeooo:rsid="00214c06"/>
    </style:style>
    <style:style style:name="T24" style:family="text">
      <style:text-properties fo:font-size="10pt" style:font-size-asian="10pt" style:font-size-complex="10pt"/>
    </style:style>
    <style:style style:name="T25" style:family="text">
      <style:text-properties fo:font-size="10pt" officeooo:rsid="002fdf3e" style:font-size-asian="10pt" style:font-size-complex="10pt"/>
    </style:style>
    <style:style style:name="T26" style:family="text">
      <style:text-properties fo:font-size="10pt" officeooo:rsid="0030d339" style:font-size-asian="10pt" style:font-size-complex="10pt"/>
    </style:style>
    <style:style style:name="T27" style:family="text">
      <style:text-properties officeooo:rsid="002fdf3e"/>
    </style:style>
    <style:style style:name="T28" style:family="text">
      <style:text-properties officeooo:rsid="0030d339"/>
    </style:style>
    <style:style style:name="T29" style:family="text">
      <style:text-properties officeooo:rsid="0030effd"/>
    </style:style>
    <style:style style:name="T30" style:family="text">
      <style:text-properties officeooo:rsid="003f040f"/>
    </style:style>
    <style:style style:name="T31" style:family="text">
      <style:text-properties officeooo:rsid="003f4f61"/>
    </style:style>
    <style:style style:name="T32" style:family="text">
      <style:text-properties officeooo:rsid="0040f2dc"/>
    </style:style>
    <style:style style:name="T33" style:family="text">
      <style:text-properties officeooo:rsid="00415027"/>
    </style:style>
    <style:style style:name="T34" style:family="text">
      <style:text-properties officeooo:rsid="0041d807"/>
    </style:style>
    <style:style style:name="T35" style:family="text">
      <style:text-properties officeooo:rsid="0042a074"/>
    </style:style>
    <style:style style:name="T36" style:family="text">
      <style:text-properties officeooo:rsid="0043d46e"/>
    </style:style>
    <style:style style:name="T37" style:family="text">
      <style:text-properties officeooo:rsid="0046a0e1"/>
    </style:style>
    <style:style style:name="T38" style:family="text">
      <style:text-properties officeooo:rsid="004bba9b"/>
    </style:style>
    <style:style style:name="T39" style:family="text">
      <style:text-properties officeooo:rsid="004c2c6c"/>
    </style:style>
    <style:style style:name="T40" style:family="text">
      <style:text-properties officeooo:rsid="004d0a37"/>
    </style:style>
    <style:style style:name="T41" style:family="text">
      <style:text-properties officeooo:rsid="004d8a1f"/>
    </style:style>
    <style:style style:name="T42" style:family="text">
      <style:text-properties officeooo:rsid="004ed829"/>
    </style:style>
    <style:style style:name="T43" style:family="text">
      <style:text-properties officeooo:rsid="0050a796"/>
    </style:style>
    <style:style style:name="T44" style:family="text">
      <style:text-properties officeooo:rsid="005272d4"/>
    </style:style>
    <style:style style:name="T45" style:family="text">
      <style:text-properties officeooo:rsid="0052da43"/>
    </style:style>
    <style:style style:name="T46" style:family="text">
      <style:text-properties officeooo:rsid="00537997"/>
    </style:style>
    <style:style style:name="T47" style:family="text">
      <style:text-properties officeooo:rsid="00549238"/>
    </style:style>
    <style:style style:name="T48" style:family="text">
      <style:text-properties officeooo:rsid="00563542"/>
    </style:style>
    <style:style style:name="T49" style:family="text">
      <style:text-properties fo:font-variant="normal" fo:text-transform="none" fo:color="#333333" loext:opacity="100%" style:font-name="Source Sans 3" fo:font-size="10.5pt" fo:letter-spacing="normal" fo:font-style="normal" fo:font-weight="normal"/>
    </style:style>
    <style:style style:name="T50" style:family="text">
      <style:text-properties fo:font-variant="normal" fo:text-transform="none" fo:color="#333333" loext:opacity="100%" style:font-name="Source Sans 3" fo:font-size="10.5pt" fo:letter-spacing="normal" fo:font-style="normal" fo:font-weight="normal" officeooo:rsid="00582968"/>
    </style:style>
    <style:style style:name="T51" style:family="text">
      <style:text-properties officeooo:rsid="005a11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Granskningsprotokoll</text:p>
      <text:p text:style-name="P7"><text:span text:style-name="T2">Granskning av:</text:span><text:span text:style-name="T3"> «</text:span><text:span text:style-name="T4">Fyll i d</text:span><text:span text:style-name="T3">itt namn»</text:span></text:p>
      <text:p text:style-name="P7"><text:span text:style-name="T2">Utvecklare:</text:span> «<text:span text:style-name="T15">Fyll i u</text:span><text:span text:style-name="T3">tvecklarens namn (den </text:span><text:span text:style-name="T5">student </text:span><text:span text:style-name="T3">som har implementerat P-Uppgiften)»</text:span></text:p>
      <text:p text:style-name="P11"><text:span text:style-name="T7">Datum:</text:span><text:span text:style-name="T3"> </text:span><text:span text:style-name="T6">«</text:span><text:span text:style-name="T4">Fyll i </text:span><text:span text:style-name="T3">datum</text:span><text:span text:style-name="T6">»</text:span></text:p>
      <text:p text:style-name="P13"/>
      <text:p text:style-name="P10"><text:span text:style-name="T49">Mer detaljerad information om kraven som ställs i granskningsprotokollet finner du i slutet av dokumentet under rubriken </text:span><text:span text:style-name="T49"><text:bookmark-ref text:reference-format="text" text:ref-name="__RefHeading___Toc3389_3355911355">Information om granskningen</text:bookmark-ref></text:span><text:span text:style-name="T49"><text:s/></text:span><text:span text:style-name="T50">på sidan </text:span><text:span text:style-name="T50"><text:bookmark-ref text:ref-name="__RefHeading___Toc3389_3355911355">4</text:bookmark-ref></text:span>.</text:p>
      <text:h text:style-name="P26" text:outline-level="1">Användarvänlighet</text:h>
      <text:h text:style-name="P32" text:outline-level="2"><text:span text:style-name="T33">1. </text:span>Informativa utskrifter <text:span text:style-name="T23">(</text:span><text:span text:style-name="T14">«</text:span><text:span text:style-name="T18">”Ja” eller ”Nej”»</text:span><text:span text:style-name="T19">)</text:span></text:h>
      <text:p text:style-name="P15">«Fyll <text:span text:style-name="T13">i din </text:span><text:span text:style-name="T38">motivering</text:span><text:span text:style-name="T13"> till ditt svar </text:span><text:span text:style-name="T20">här»</text:span></text:p>
      <text:p text:style-name="P16">«<text:span text:style-name="T39">Exempel (om ”Ja”): Programmets </text:span><text:span text:style-name="T40">gränssnitt</text:span><text:span text:style-name="T39"> är tillräckligt tydlig</text:span><text:span text:style-name="T41">t</text:span><text:span text:style-name="T39"> för att en användare utan tidigare förkunskaper om P-uppgiften kan förstå vad det handlar om och </text:span><text:span text:style-name="T43">vad som händer i programmet</text:span><text:span text:style-name="T39">.»</text:span></text:p>
      <text:p text:style-name="P17">«<text:span text:style-name="T39">Exempel (om ”</text:span><text:span text:style-name="T42">Nej</text:span><text:span text:style-name="T39">”): </text:span><text:span text:style-name="T45">Det första man ser när man startar programmet är att det frågas om ett tal, det är otydligt vad programmet gör och vad talet är till för.</text:span><text:span text:style-name="T42">»</text:span></text:p>
      <text:h text:style-name="P32" text:outline-level="2"><text:span text:style-name="T33">2. </text:span>Enkel inmatning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p text:style-name="P18">«<text:span text:style-name="T39">Exempel (om ”</text:span><text:span text:style-name="T46">Ja</text:span><text:span text:style-name="T39">”): </text:span><text:span text:style-name="T46">Det är enkelt att använda programmet p.g.a. att </text:span><text:span text:style-name="T47">frågorna som ställs till användaren alltid är tydliga</text:span><text:span text:style-name="T44">. </text:span><text:span text:style-name="T48">Vi vet att det är ett Memory program utifrån tidigare utskrifter, och vi vet därför vad frågan ”Vilken storlek på spelet vill du ha [t.ex. 5]?” innebär.</text:span><text:span text:style-name="T42">»</text:span></text:p>
      <text:p text:style-name="P17">«<text:span text:style-name="T39">Exempel (om ”</text:span><text:span text:style-name="T42">Nej</text:span><text:span text:style-name="T39">”): </text:span><text:span text:style-name="T42">Det är otydligt </text:span><text:span text:style-name="T44">för användaren </text:span><text:span text:style-name="T42">vad som ska matas in. </text:span><text:span text:style-name="T44">Speciellt på menyn där ingen numrering finns för alternativen.</text:span><text:span text:style-name="T42">»</text:span></text:p>
      <text:h text:style-name="P27" text:outline-level="1">Programmerarvänlighet</text:h>
      <text:h text:style-name="P33" text:outline-level="2"><text:span text:style-name="T33">3. </text:span>Vettiga namn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33" text:outline-level="2"><text:span text:style-name="T33">4. </text:span>Kommentarer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33" text:outline-level="2"><text:span text:style-name="T33">5. </text:span>Konsekvent språk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33" text:outline-level="2"><text:span text:style-name="T33">6. </text:span>Konsekvent typografi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27" text:outline-level="1" text:is-list-header="true"><text:soft-page-break/>Strukturering</text:h>
      <text:h text:style-name="P34" text:outline-level="2"><text:span text:style-name="T33">7. </text:span>Lämplig uppdelning i funktioner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35" text:outline-level="2"><text:span text:style-name="T33">8. </text:span>Lämplig uppdelning i klasser/moduler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35" text:outline-level="2"><text:span text:style-name="T33">9. </text:span>Temporära variabler så lokalt som möjligt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35" text:outline-level="2"><text:span text:style-name="T33">10. </text:span>Återanvändbara funktioner/moduler/klasser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35" text:outline-level="2"><text:span text:style-name="T33">11. </text:span>In- och utdata till funktioner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35" text:outline-level="2"><text:span text:style-name="T33">12. </text:span>Flexibelt/utbyggbart program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35" text:outline-level="2"><text:span text:style-name="T33">13. </text:span>Ingen kodupprepning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35" text:outline-level="2"><text:span text:style-name="T33">14. </text:span>Ingen hårdkodning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28" text:outline-level="1">Obligatoriskt</text:h>
      <text:h text:style-name="P36" text:outline-level="2"><text:span text:style-name="T33">15. </text:span>Uppfyller kraven i lydelsen <text:span text:style-name="T23">(</text:span><text:span text:style-name="T14">«</text:span><text:span text:style-name="T18">”Ja” eller ”Nej”»</text:span><text:span text:style-name="T19">)</text:span></text:h>
      <text:p text:style-name="P14">«Fyll <text:span text:style-name="T13">i din </text:span><text:span text:style-name="T38">motivering</text:span><text:span text:style-name="T13"> till ditt svar </text:span><text:span text:style-name="T20">här»</text:span></text:p>
      <text:h text:style-name="P29" text:outline-level="1">Omdöme</text:h>
      <text:p text:style-name="P9">Projektet anses vara godkän<text:span text:style-name="T21">t</text:span> om alla krav under ”Obligatoriskt” är uppfyllda och att inte fler än <text:span text:style-name="T16">två</text:span><text:span text:style-name="T17"> krav under ”Användarvänlighet”, ”Programmerarvänlighet” och ”Strukturering” är ouppfyllda.</text:span></text:p>
      <text:p text:style-name="P19"/>
      <text:p text:style-name="P8"><text:span text:style-name="T12">Godkänt</text:span><text:span text:style-name="T11">: «”Ja” eller ”Nej”»</text:span></text:p>
      <text:p text:style-name="P21"><text:soft-page-break/></text:p>
      <text:h text:style-name="P30" text:outline-level="1"><text:bookmark-start text:name="__RefHeading___Toc3389_3355911355"/>Information <text:span text:style-name="T22">om granskningen</text:span><text:bookmark-end text:name="__RefHeading___Toc3389_3355911355"/></text:h>
      <text:p text:style-name="P12"><text:span text:style-name="T8">Nedan finner du mer detaljerad information om kraven </text:span><text:span text:style-name="T9">som ställs </text:span><text:span text:style-name="T8">i granskningsprotokollet.</text:span></text:p>
      <text:p text:style-name="P20"/>
      <text:h text:style-name="Heading_20_2" text:outline-level="2"><text:span text:style-name="T34">1. </text:span>Informativa utskrifter</text:h>
      <text:p text:style-name="P6">Programmet ska tala om för användaren vad programmet gör i varje steg och vilken inmatning som förväntas. Ett dåligt exempel kan se ut så här. </text:p>
      <text:p text:style-name="Text_20_body"><text:span text:style-name="Source_20_Text">Ge tal1 <text:s/>: </text:span><text:span text:style-name="Source_20_Text"><text:span text:style-name="T1">26</text:span></text:span><text:span text:style-name="Source_20_Text"><text:line-break/>och tal2 : </text:span><text:span text:style-name="Source_20_Text"><text:span text:style-name="T1">54</text:span></text:span><text:span text:style-name="Source_20_Text"><text:line-break/>29 31 37 41 43 47 53</text:span></text:p>
      <text:p text:style-name="Text_20_body">Man ska inte behöva titta i en manual eller ännu värre, i själva programkoden för att förstå vad som händer. Programmet måste vara självinstruerande. </text:p>
      <text:p text:style-name="Text_20_body"><text:span text:style-name="Source_20_Text">Hej och välkommen till primtalsprogrammet. Programmet<text:line-break/>skriver ut alla primtal i ett intervall du definierar. <text:line-break/><text:line-break/>Ange undre gränsen i intervallet: </text:span><text:span text:style-name="Source_20_Text"><text:span text:style-name="T1">26</text:span></text:span><text:span text:style-name="Source_20_Text"><text:line-break/>Ange högre gränsen i intervallet: </text:span><text:span text:style-name="Source_20_Text"><text:span text:style-name="T1">54</text:span></text:span><text:span text:style-name="Source_20_Text"><text:line-break/>De primtal som finns mellan 26 och 54 är: <text:line-break/>29 31 37 41 43 47 53</text:span></text:p>
      <text:p text:style-name="Text_20_body">Den senare varianten är mycket lättare att förstå när man kör programmet. </text:p>
      <text:p text:style-name="P6"/>
      <text:p text:style-name="Text_20_body"/>
      <text:h text:style-name="P37" text:outline-level="2"/>
      <text:h text:style-name="P38" text:outline-level="2" text:is-list-header="true"><text:span text:style-name="T34">2. </text:span>Enkel inmatning</text:h>
      <text:p text:style-name="P6">Inmatningen ska inte vara onödigt krånglig. </text:p>
      <text:p text:style-name="Text_20_body"><text:span text:style-name="Source_20_Text">...<text:line-break/>Vill du boka en biljett? </text:span><text:span text:style-name="Source_20_Text"><text:span text:style-name="T1">ja</text:span></text:span><text:span text:style-name="Source_20_Text"><text:line-break/>Varifrån åker du? </text:span><text:span text:style-name="Source_20_Text"><text:span text:style-name="T1">Arlanda</text:span></text:span><text:span text:style-name="Source_20_Text"><text:line-break/>Vart ska du åka? </text:span><text:span text:style-name="Source_20_Text"><text:span text:style-name="T1">Kastrup</text:span></text:span><text:span text:style-name="Source_20_Text"><text:line-break/>Vilken månad ska du åka? </text:span><text:span text:style-name="Source_20_Text"><text:span text:style-name="T1">Mars</text:span></text:span><text:span text:style-name="Source_20_Text"><text:line-break/>Vilken dag ska du åka? </text:span><text:span text:style-name="Source_20_Text"><text:span text:style-name="T1">25</text:span></text:span><text:span text:style-name="Source_20_Text"><text:line-break/>Vill du boka returbiljett? </text:span><text:span text:style-name="Source_20_Text"><text:span text:style-name="T1">ja</text:span></text:span><text:span text:style-name="Source_20_Text"><text:line-break/>Vilken månad ska du tillbaka? </text:span><text:span text:style-name="Source_20_Text"><text:span text:style-name="T1">April</text:span></text:span><text:span text:style-name="Source_20_Text"><text:line-break/>Vilken dag ska du tillbaka? </text:span><text:span text:style-name="Source_20_Text"><text:span text:style-name="T1">5</text:span></text:span><text:span text:style-name="Source_20_Text"><text:line-break/>Det går tyvärr inget flyg den 25 mars. <text:line-break/>Försök igen<text:line-break/><text:line-break/>Vill du boka en biljett? </text:span><text:span text:style-name="Source_20_Text"><text:span text:style-name="T1">ja</text:span></text:span><text:span text:style-name="Source_20_Text"><text:line-break/>Varifrån åker du? </text:span><text:span text:style-name="Source_20_Text"><text:span text:style-name="T1">Arlanda</text:span></text:span><text:span text:style-name="Source_20_Text"><text:line-break/>Vart ska du åka? </text:span><text:span text:style-name="Source_20_Text"><text:span text:style-name="T1">Kastrup</text:span></text:span><text:span text:style-name="Source_20_Text"><text:line-break/>Vilken månad ska du åka? </text:span><text:span text:style-name="Source_20_Text"><text:span text:style-name="T1">Mars</text:span></text:span><text:span text:style-name="Source_20_Text"><text:line-break/>...<text:line-break/><text:line-break/></text:span>Förutom att vara väldigt sen med att kläcka ur sig att det inte finns något flyg den önskade resdagen så verkar det inte finnas något sätt att boka en mängd biljetter. Att boka en klassresa med det systemet skulle vara väldigt enerverande. </text:p>
      <text:h text:style-name="P37" text:outline-level="2"/>
      <text:h text:style-name="P38" text:outline-level="2"><text:span text:style-name="T34">3. </text:span>Vettiga namn</text:h>
      <text:p text:style-name="P6">Programmet ska ha intuitiva namn på variablerna. För den som skrivit programmet är allt självklart, men inte för andra. </text:p>
      <text:p text:style-name="Text_20_body">Nedanstående programkod är ganska svår att tyda </text:p>
      <text:p text:style-name="Preformatted_20_Text"><text:s text:c="8"/>namn = 0</text:p>
      <text:p text:style-name="Preformatted_20_Text"><text:s text:c="8"/>kalle = 0</text:p>
      <text:p text:style-name="Preformatted_20_Text"><text:s text:c="8"/>while kalle &lt; len(pelle):</text:p>
      <text:p text:style-name="Preformatted_20_Text"><text:s text:c="12"/>if pelle[kalle] &gt; namn:</text:p>
      <text:p text:style-name="Preformatted_20_Text"><text:s text:c="17"/>namn = pelle[kalle]</text:p>
      <text:p text:style-name="Preformatted_20_Text"><text:s text:c="12"/>kalle = kalle + 1</text:p>
      <text:p text:style-name="P5"/>
      <text:p text:style-name="Text_20_body">Här följer samma kod med andra variabelnamn. </text:p>
      <text:p text:style-name="Preformatted_20_Text"><text:s text:c="8"/>max = 0</text:p>
      <text:p text:style-name="Preformatted_20_Text"><text:s text:c="8"/>i = 0</text:p>
      <text:p text:style-name="Preformatted_20_Text"><text:s text:c="8"/>while i &lt; len(lista):</text:p>
      <text:p text:style-name="Preformatted_20_Text"><text:s text:c="12"/>if lista[i] &gt; max:</text:p>
      <text:p text:style-name="Preformatted_20_Text"><text:s text:c="17"/>max = lista[i]</text:p>
      <text:p text:style-name="P5"><text:s text:c="12"/>i = i + 1</text:p>
      <text:p text:style-name="Text_20_body">Man ser nu lättare vad koden gör, nämligen sparar undan det högsta värdet i listan till variab<text:span text:style-name="T36">el</text:span>n max. Fortfarande är inte namnet på listan optimalt. Vad för slags värden innehåller den? Är det löner, skottstatistik eller vad? </text:p>
      <text:p text:style-name="Text_20_body">När det gäller en funktion eller metod brukar ett bra namn oftast vara ett verb som beskriver vad den gör eller vad den returnerar. Booleska funktioner (som returnerar True/False) bör ha ett namn som talar om hur läget är det fall den returnerar True, t ex <text:span text:style-name="Source_20_Text"><text:span text:style-name="T24">korrekt()</text:span></text:span> för en funktion som kontrollerar om ett värde är korrekt. </text:p>
      <text:p text:style-name="Text_20_body">Namnet på en klass kan vara ett substantiv som beskriver vad objektet representerar. Variabler och attribut är också substantiv. Att komma på bra namn kräver en del arbete! </text:p>
      <text:h text:style-name="Heading_20_2" text:outline-level="2"><text:span text:style-name="T34">4. </text:span>Kommentarer</text:h>
      <text:p text:style-name="P6">Alla klasser och funktioner måste kommenteras. Syftet med klassen/funktionen ska framgå. Det ska räcka att läsa kommentaren för att förstå hur en funktion ska användas (man ska inte behöva sätta sig in i hela koden). </text:p>
      <text:p text:style-name="Text_20_body">In- och utdata till funktioner måste kommenteras. Det gäller både returvärden och parametrar. Om funktionen är en metod och den ändrar något attribut ska detta också kommenteras. </text:p>
      <text:p text:style-name="Text_20_body">Kommentarerna ska inte förklara hur Python fungerar. Förutsättningen är att den som läser källkoden redan vet hur man programmerar. Kommentarer som förklarar t ex att en if-sats gör ett val och att en slinga upprepar något ska inte vara med vid redovisningen. Den som redovisar måste själv veta sådant utan anteckningar. </text:p>
      <text:h text:style-name="Heading_20_2" text:outline-level="2"><text:soft-page-break/><text:span text:style-name="T34">5. </text:span>Konsekvent språk</text:h>
      <text:p text:style-name="P6">Språkvalet ska vara konsekvent. Alla variabel-, klass- och funktionsnamn på ett språk. Alla kommentarer på ett språk. Det är OK att ha engelska variabel/metodnamn och kommentera på svenska. Undvik svengelska (sejva svenska språket).</text:p>
      <text:h text:style-name="Heading_20_2" text:outline-level="2"><text:span text:style-name="T34">6. </text:span>Konsekvent typografi</text:h>
      <text:p text:style-name="P6">Programmet ska ha en genomgående typografi. Namn som är sammansatta av flera ord kan t ex skrivas ihop genom att inleda varje nytt ord med stor bokstav (t ex summeraVikter), eller genom att skilja orden åt med understreck (t ex summera_vikter), men använd samma variant genom hela ditt program. Variabel- och metodnamn brukar inledas med med liten bokstav och klasser med stor bokstav. </text:p>
      <text:p text:style-name="Preformatted_20_Text"><text:s text:c="4"/>class EnBraKlass</text:p>
      <text:p text:style-name="P5"><text:s text:c="4"/>def enMetodSomTarTreParametrar(x, y, z)</text:p>
      <text:h text:style-name="P39" text:outline-level="2"><text:span text:style-name="T34">7. </text:span>Lämplig uppdelning i funktioner/metoder</text:h>
      <text:p text:style-name="P3">Bäst är det med specialiserade funktioner som bara gör en sak. </text:p>
      <text:p text:style-name="P1"><text:s text:c="4"/>def l<text:span text:style-name="T27">ä</text:span>s_<text:span text:style-name="T27">f</text:span>r<text:span text:style-name="T27">å</text:span>n_<text:span text:style-name="T27">f</text:span>ilen():</text:p>
      <text:p text:style-name="P1"><text:s text:c="8"/>filnamn = input("Vad heter filen?")</text:p>
      <text:p text:style-name="P23"><text:s text:c="8"/><text:span text:style-name="T37">with </text:span>open(filnamn, "r") <text:span text:style-name="T37">as infil:</text:span></text:p>
      <text:p text:style-name="P1"><text:s text:c="8"/><text:tab/>lista = infil.read<text:span text:style-name="T29">l</text:span>ines()</text:p>
      <text:p text:style-name="P1"><text:s text:c="8"/>lista2 = []</text:p>
      <text:p text:style-name="P1"><text:s text:c="8"/>for element in lista:</text:p>
      <text:p text:style-name="P1"><text:s text:c="12"/>if type(element) == type(0):</text:p>
      <text:p text:style-name="P1"><text:s text:c="16"/>lista2.add(element)</text:p>
      <text:p text:style-name="P1"><text:s text:c="8"/>return lista2 <text:s text:c="10"/></text:p>
      <text:p text:style-name="P2"/>
      <text:p text:style-name="P4">Koden ovan gör flera saker; frågar efter en fil, läser in alla data från filen, stoppar in heltalen i en heltalsvektor och returnerar denna. Det vore bättre att dela upp dessa uppgifter på flera funktioner så att funktionsanropen blir: </text:p>
      <text:p text:style-name="P1"><text:s text:c="4"/>filnamn = fr<text:span text:style-name="T28">å</text:span>ga_<text:span text:style-name="T28">f</text:span>il()</text:p>
      <text:p text:style-name="P1"><text:s text:c="4"/>fildata = l<text:span text:style-name="T27">ä</text:span>s_<text:span text:style-name="T27">f</text:span>r<text:span text:style-name="T27">å</text:span>n_<text:span text:style-name="T27">f</text:span>ilen(filnamn)</text:p>
      <text:p text:style-name="P2"><text:s text:c="4"/>intresseanta_<text:span text:style-name="T28">t</text:span>al = konvertera(fildata)</text:p>
      <text:p text:style-name="P4">Programmet blir då mer flexibelt: Funktionen <text:span text:style-name="Source_20_Text"><text:span text:style-name="T24">fr</text:span></text:span><text:span text:style-name="Source_20_Text"><text:span text:style-name="T26">å</text:span></text:span><text:span text:style-name="Source_20_Text"><text:span text:style-name="T24">ga_</text:span></text:span><text:span text:style-name="Source_20_Text"><text:span text:style-name="T26">f</text:span></text:span><text:span text:style-name="Source_20_Text"><text:span text:style-name="T24">il</text:span></text:span> kan skrivas om till ett grafiskt GUI där man klickar på rätt fil. Funktionen <text:span text:style-name="Source_20_Text"><text:span text:style-name="T24">l</text:span></text:span><text:span text:style-name="Source_20_Text"><text:span text:style-name="T25">ä</text:span></text:span><text:span text:style-name="Source_20_Text"><text:span text:style-name="T24">s_</text:span></text:span><text:span text:style-name="Source_20_Text"><text:span text:style-name="T25">f</text:span></text:span><text:span text:style-name="Source_20_Text"><text:span text:style-name="T24">r</text:span></text:span><text:span text:style-name="Source_20_Text"><text:span text:style-name="T25">å</text:span></text:span><text:span text:style-name="Source_20_Text"><text:span text:style-name="T24">n_</text:span></text:span><text:span text:style-name="Source_20_Text"><text:span text:style-name="T25">f</text:span></text:span><text:span text:style-name="Source_20_Text"><text:span text:style-name="T24">ilen</text:span></text:span> kan användas i andra sammanhang då man vill läsa från fil. Man kan skicka fildata<text:span text:style-name="T30">n</text:span> till en ny metod som kontrollerar data innan man anropar konvertera.</text:p>
      <text:h text:style-name="Heading_20_2" text:outline-level="2"><text:span text:style-name="T34">8. </text:span>Lämplig uppdelning i klasser/moduler</text:h>
      <text:p text:style-name="Text_20_body">Data som hör ihop (t ex namn, födelsedata och adressuppgifter för en person) kan samlas genom att dom får vara attribut i en klass. Funktioner som hör ihop med dessa data får bli klassens metoder. Ett program kan ha flera olika klasser! </text:p>
      <text:p text:style-name="Text_20_body">Ett riktigt stort program kan man dela upp i flera moduler, där de klasser som hör ihop samlas i en modul.</text:p>
      <text:h text:style-name="Heading_20_2" text:outline-level="2"><text:soft-page-break/><text:span text:style-name="T35">9. </text:span>Temporära variabler så lokalt som möjligt</text:h>
      <text:p text:style-name="Text_20_body">Se till att tillfälliga variabler skapas så lokalt som möjligt. En variabel som bara används inuti en slinga i en metod ska inte vara ett attribut i klassen, utan en lokal variabel i metoden.</text:p>
      <text:h text:style-name="Heading_20_2" text:outline-level="2"><text:span text:style-name="T35">10. </text:span>Återanvändbara funktioner/klasser</text:h>
      <text:p text:style-name="P6">En del uppgifter kan delas upp i klasser som går att återanvända i andra program. T ex kan en klass som representerar ett spelkort användas i olika kortspelsprogram. </text:p>
      <text:p text:style-name="Text_20_body">Funktioner ska om möjligt vara skrivna så att dom går att använda i andra sammanhang. Ett knep är att se till att alla indata ges som parametrar. Ett annat är att specialisera funktionerna, så att varje funktion bara gör en liten del.</text:p>
      <text:h text:style-name="Heading_20_2" text:outline-level="2"><text:span text:style-name="T35">11. </text:span>In- och utdata till funktioner</text:h>
      <text:p text:style-name="Text_20_body">Var noga med in och utdata till funktionerna. En del funktioner som t.ex. bara skriver ut på skärmen kan vara parameterlösa och inte returnera något. Övriga funktioner bör ha alla indata som parametrar och utdata som returvärden.</text:p>
      <text:h text:style-name="Heading_20_2" text:outline-level="2"><text:span text:style-name="T35">12. </text:span>Flexibelt/utbyggbart program</text:h>
      <text:p text:style-name="Text_20_body">Skriv ditt program så att det lätt att utöka och bygga ut. Några exempel: I ett program som samlar data om <text:span text:style-name="T31">P</text:span>okémon ska man kunna lägga till fler <text:span text:style-name="T32">P</text:span>okémon utan att gå in och ändra i programmet. Om ett program läser in från fil ska det vara lätt att byta till en annan fil. Om man vill lägga till en beräkning så ska det vara enkelt att stoppa in en funktion för det, utan att behöva ändra på många ställen i programmet.</text:p>
      <text:h text:style-name="Heading_20_2" text:outline-level="2"><text:span text:style-name="T35">13. </text:span>Ingen kodupprepning</text:h>
      <text:p text:style-name="Text_20_body">Ett vanligt nybörjarfel när man programmerar är att använda taktiken klippa och klistra när samma sak ska göras på flera ställen i programmet. Detta leder dock till kod som är väldigt svår att underhålla. Om man ändrar på ett ställe måste man göra samma ändring på flera parallellställen. Det går i regel att skriva om den upprepade koden till en funktion med parametrar och returvärde.</text:p>
      <text:h text:style-name="Heading_20_2" text:outline-level="2"><text:span text:style-name="T35">14. </text:span>Ingen hårdkodning</text:h>
      <text:p text:style-name="P6">Förekommer talet 5 på flera ställen i programmet? Om man behöver använda siffervärden kan dessa deklareras som konstanter. </text:p>
      <text:p text:style-name="Preformatted_20_Text"><text:s text:c="4"/>ANTAL_SPELARE = 5</text:p>
      <text:p text:style-name="P5"><text:s text:c="4"/>PI = 3.14</text:p>
      <text:h text:style-name="Heading_20_2" text:outline-level="2"><text:span text:style-name="T35">15. </text:span>Uppfyller kraven i lydelsen</text:h>
      <text:p text:style-name="P25"><text:span text:style-name="T8">Programmet måste uppfylla kraven i P-uppgiftslydelsen. Det är inte tillåtet att förenkla uppgiften. Den som vill göra några förändringar måste förankra det med kursledaren först, och kunna visa en bekräftelse (ett </text:span><text:span text:style-name="T10">e-post</text:span><text:span text:style-name="T8"> t.ex.) på att kursledaren godkänt kravförändringar.</text:span></text:p>
      <text:h text:style-name="P31" text:outline-level="1">Versionsinformation</text:h>
      <text:p text:style-name="P24">Första versionen av denna granskningsmall skrevs av Mazen Mardini, med tillägg av Celina Soori, den 28 och 29 november 2022, <text:span text:style-name="T51">baserat på ett granskningsprotokoll med förklaringar av Alexander Baltatzi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Sans 3" svg:font-family="'Source Sans 3',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0:28:01.690465035</meta:creation-date>
    <dc:date>2022-11-29T19:50:57.549581175</dc:date>
    <meta:editing-duration>PT1H53M34S</meta:editing-duration>
    <meta:editing-cycles>84</meta:editing-cycles>
    <meta:generator>LibreOffice/7.3.7.2$Linux_X86_64 LibreOffice_project/30$Build-2</meta:generator>
    <meta:document-statistic meta:table-count="0" meta:image-count="0" meta:object-count="0" meta:page-count="9" meta:paragraph-count="124" meta:word-count="1737" meta:character-count="10873" meta:non-whitespace-character-count="8983"/>
  </office:meta>
</office:document-meta>
</file>